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8c53" officeooo:paragraph-rsid="00088c53"/>
    </style:style>
    <style:style style:name="P2" style:family="paragraph" style:parent-style-name="Standard">
      <style:text-properties officeooo:rsid="0009a317" officeooo:paragraph-rsid="0009a317"/>
    </style:style>
    <style:style style:name="P3" style:family="paragraph" style:parent-style-name="Standard">
      <style:text-properties officeooo:rsid="0009a317" officeooo:paragraph-rsid="000c10e9"/>
    </style:style>
    <style:style style:name="P4" style:family="paragraph" style:parent-style-name="Standard">
      <style:text-properties officeooo:rsid="0009e8b6" officeooo:paragraph-rsid="0009e8b6"/>
    </style:style>
    <style:style style:name="P5" style:family="paragraph" style:parent-style-name="Standard">
      <style:text-properties officeooo:rsid="000ac130" officeooo:paragraph-rsid="000ac130"/>
    </style:style>
    <style:style style:name="P6" style:family="paragraph" style:parent-style-name="Standard">
      <style:text-properties officeooo:rsid="00100b3b" officeooo:paragraph-rsid="00100b3b"/>
    </style:style>
    <style:style style:name="T1" style:family="text">
      <style:text-properties officeooo:rsid="000c10e9"/>
    </style:style>
    <style:style style:name="T2" style:family="text">
      <style:text-properties officeooo:rsid="000e5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tt Felch<text:line-break/>29 October 2013</text:p>
      <text:p text:style-name="P1">CSCI 301</text:p>
      <text:p text:style-name="P1">HW 4</text:p>
      <text:p text:style-name="P1"/>
      <text:p text:style-name="P1">Find regular expressions for the following languages over {0,1}.</text:p>
      <text:p text:style-name="P1"/>
      <text:p text:style-name="P1">1. All strings that have 1001 in them.</text:p>
      <text:p text:style-name="P1">(0+1)* (1001)* (0+1)*</text:p>
      <text:p text:style-name="P1"/>
      <text:p text:style-name="P1">2. All strings where every clump of 1's has a length that is a multiple of 3.</text:p>
      <text:p text:style-name="P1">0* (0+111)* 0*</text:p>
      <text:p text:style-name="P1"/>
      <text:p text:style-name="P1">3. All strings that contain 000, 111, or both. <text:line-break/>(0+1)* 000 (0+1)* + (0+1)* 111 (0+1)*</text:p>
      <text:p text:style-name="P1"/>
      <text:p text:style-name="P1">4. All strings that end in a double letter.</text:p>
      <text:p text:style-name="P1">(0+1)* 00 + (0+1)* 11</text:p>
      <text:p text:style-name="P1"/>
      <text:p text:style-name="P1">5. All strings with exactly one double letter.</text:p>
      <text:p text:style-name="P1">(01)* 00 (10)* + (10)* 11 (01)*</text:p>
      <text:p text:style-name="P1"/>
      <text:p text:style-name="P1">6. All strings that have exactly two or three 1's in them, but no more or less.</text:p>
      <text:p text:style-name="P1">(0)* 1 (0)* 1 (0)* <text:s text:c="2"/>+ <text:s text:c="3"/>(0)* 1 (0)* 1 (0)* 1 (0)*</text:p>
      <text:p text:style-name="P1"/>
      <text:p text:style-name="P1">7. All strings that do not have 111 in them.</text:p>
      <text:p text:style-name="P3">(0 + <text:span text:style-name="T2">0</text:span>10 + <text:span text:style-name="T2">0</text:span>11)* (lamb<text:span text:style-name="T1">d</text:span>a + 1 + 11) <text:s/><text:span text:style-name="T1">(0</text:span> + <text:span text:style-name="T1">0</text:span>1 + <text:span text:style-name="T1">0</text:span>11)*</text:p>
      <text:p text:style-name="P2"/>
      <text:p text:style-name="P4">8. All strings that have 000 or 111 in them, but not both.</text:p>
      <text:p text:style-name="P6">(0 + 10 + 110)* (1) 000 (1) (011 + 01 + 0)* + (0 + 1 + 10 + 110)* (0) 111 (0) (0 + 1 + 01 + 011)*</text:p>
      <text:p text:style-name="P4"/>
      <text:p text:style-name="P4">9. All strings in which the total number of 1's is divisible by three.</text:p>
      <text:p text:style-name="P4">((0)* 1 (0)* 1 (0)* 1 (0)*)*</text:p>
      <text:p text:style-name="P4"/>
      <text:p text:style-name="P5">10. All strings with an even number of 0's and an odd number of 1'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Felch</meta:initial-creator>
    <meta:creation-date>2013-10-29T12:09:39</meta:creation-date>
    <dc:date>2013-10-29T20:03:26</dc:date>
    <dc:creator>Scott Felch</dc:creator>
    <meta:editing-duration>PT29M55S</meta:editing-duration>
    <meta:editing-cycles>5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22" meta:word-count="229" meta:character-count="1025" meta:non-whitespace-character-count="811"/>
  </office:meta>
</office:document-meta>
</file>